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3ef4" officeooo:paragraph-rsid="00093ef4"/>
    </style:style>
    <style:style style:name="P2" style:family="paragraph" style:parent-style-name="Standard">
      <style:paragraph-properties fo:text-align="justify" style:justify-single-word="false"/>
      <style:text-properties officeooo:paragraph-rsid="000f471f"/>
    </style:style>
    <style:style style:name="P3" style:family="paragraph" style:parent-style-name="Standard">
      <style:paragraph-properties fo:text-align="justify" style:justify-single-word="false"/>
      <style:text-properties officeooo:paragraph-rsid="001272d3"/>
    </style:style>
    <style:style style:name="P4" style:family="paragraph" style:parent-style-name="Standard">
      <style:paragraph-properties fo:text-align="justify" style:justify-single-word="false"/>
      <style:text-properties officeooo:paragraph-rsid="00136fe3"/>
    </style:style>
    <style:style style:name="P5" style:family="paragraph" style:parent-style-name="Standard">
      <style:paragraph-properties fo:text-align="justify" style:justify-single-word="false"/>
      <style:text-properties officeooo:paragraph-rsid="0014ca70"/>
    </style:style>
    <style:style style:name="P6" style:family="paragraph" style:parent-style-name="Standard">
      <style:paragraph-properties fo:text-align="justify" style:justify-single-word="false"/>
      <style:text-properties officeooo:paragraph-rsid="00181374"/>
    </style:style>
    <style:style style:name="P7" style:family="paragraph" style:parent-style-name="Standard">
      <style:paragraph-properties fo:text-align="justify" style:justify-single-word="false"/>
      <style:text-properties officeooo:rsid="000c1200" officeooo:paragraph-rsid="000c1200"/>
    </style:style>
    <style:style style:name="P8" style:family="paragraph" style:parent-style-name="Standard">
      <style:paragraph-properties fo:text-align="justify" style:justify-single-word="false"/>
      <style:text-properties officeooo:rsid="000f0461" officeooo:paragraph-rsid="000f0461"/>
    </style:style>
    <style:style style:name="P9" style:family="paragraph" style:parent-style-name="Standard">
      <style:paragraph-properties fo:text-align="justify" style:justify-single-word="false"/>
      <style:text-properties officeooo:rsid="000fbef0" officeooo:paragraph-rsid="000fbef0"/>
    </style:style>
    <style:style style:name="P10" style:family="paragraph" style:parent-style-name="Standard">
      <style:paragraph-properties fo:text-align="justify" style:justify-single-word="false"/>
      <style:text-properties officeooo:rsid="00116f7b" officeooo:paragraph-rsid="00116f7b"/>
    </style:style>
    <style:style style:name="P11" style:family="paragraph" style:parent-style-name="Standard">
      <style:paragraph-properties fo:text-align="justify" style:justify-single-word="false"/>
      <style:text-properties officeooo:rsid="00136fe3" officeooo:paragraph-rsid="00136fe3"/>
    </style:style>
    <style:style style:name="P12" style:family="paragraph" style:parent-style-name="Standard">
      <style:paragraph-properties fo:text-align="justify" style:justify-single-word="false"/>
      <style:text-properties fo:font-size="15pt" fo:font-weight="bold" officeooo:rsid="00136fe3" officeooo:paragraph-rsid="00136fe3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rsid="0014ca70" officeooo:paragraph-rsid="0014ca70"/>
    </style:style>
    <style:style style:name="P14" style:family="paragraph" style:parent-style-name="Standard">
      <style:paragraph-properties fo:text-align="justify" style:justify-single-word="false"/>
      <style:text-properties officeooo:rsid="001682f7" officeooo:paragraph-rsid="001682f7"/>
    </style:style>
    <style:style style:name="P15" style:family="paragraph" style:parent-style-name="Standard">
      <style:paragraph-properties fo:text-align="justify" style:justify-single-word="false"/>
      <style:text-properties officeooo:rsid="00181374" officeooo:paragraph-rsid="00181374"/>
    </style:style>
    <style:style style:name="P16" style:family="paragraph" style:parent-style-name="Standard">
      <style:paragraph-properties fo:text-align="justify" style:justify-single-word="false"/>
      <style:text-properties fo:font-size="10pt" officeooo:rsid="001272d3" officeooo:paragraph-rsid="001272d3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officeooo:rsid="0025bb91" officeooo:paragraph-rsid="0025bb91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093ef4" officeooo:paragraph-rsid="00093ef4"/>
    </style:style>
    <style:style style:name="P19" style:family="paragraph" style:parent-style-name="Standard">
      <style:paragraph-properties fo:text-align="justify" style:justify-single-word="false"/>
      <style:text-properties officeooo:rsid="00093ef4" officeooo:paragraph-rsid="00093ef4"/>
    </style:style>
    <style:style style:name="P20" style:family="paragraph" style:parent-style-name="Standard" style:list-style-name="L2">
      <style:paragraph-properties fo:text-align="justify" style:justify-single-word="false"/>
      <style:text-properties officeooo:rsid="0014ca70" officeooo:paragraph-rsid="0014ca70"/>
    </style:style>
    <style:style style:name="P21" style:family="paragraph" style:parent-style-name="Standard" style:list-style-name="L2">
      <style:paragraph-properties fo:text-align="justify" style:justify-single-word="false"/>
      <style:text-properties officeooo:rsid="001682f7" officeooo:paragraph-rsid="001682f7"/>
    </style:style>
    <style:style style:name="P22" style:family="paragraph" style:parent-style-name="Standard">
      <style:paragraph-properties fo:text-align="justify" style:justify-single-word="false"/>
      <style:text-properties fo:font-size="10pt" officeooo:rsid="0025bb91" officeooo:paragraph-rsid="0025bb91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fo:font-size="10pt" officeooo:paragraph-rsid="003c7c6d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officeooo:paragraph-rsid="0025bb91"/>
    </style:style>
    <style:style style:name="P25" style:family="paragraph" style:parent-style-name="Standard">
      <style:paragraph-properties fo:text-align="justify" style:justify-single-word="false"/>
      <style:text-properties officeooo:paragraph-rsid="0030ee21"/>
    </style:style>
    <style:style style:name="P26" style:family="paragraph" style:parent-style-name="Standard">
      <style:paragraph-properties fo:text-align="justify" style:justify-single-word="false"/>
      <style:text-properties officeooo:paragraph-rsid="0034daea"/>
    </style:style>
    <style:style style:name="P27" style:family="paragraph" style:parent-style-name="Standard">
      <style:paragraph-properties fo:text-align="justify" style:justify-single-word="false"/>
      <style:text-properties officeooo:paragraph-rsid="00396269"/>
    </style:style>
    <style:style style:name="P28" style:family="paragraph" style:parent-style-name="Standard">
      <style:paragraph-properties fo:text-align="justify" style:justify-single-word="false"/>
      <style:text-properties officeooo:rsid="00136fe3" officeooo:paragraph-rsid="00136fe3"/>
    </style:style>
    <style:style style:name="P29" style:family="paragraph" style:parent-style-name="Standard">
      <style:paragraph-properties fo:text-align="justify" style:justify-single-word="false"/>
      <style:text-properties fo:font-weight="bold" officeooo:rsid="002e3c51" officeooo:paragraph-rsid="002e3c51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weight="bold" officeooo:rsid="0030ee21" officeooo:paragraph-rsid="0030ee21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officeooo:rsid="0030ee21" officeooo:paragraph-rsid="0030ee21"/>
    </style:style>
    <style:style style:name="P32" style:family="paragraph" style:parent-style-name="Standard">
      <style:paragraph-properties fo:text-align="justify" style:justify-single-word="false"/>
      <style:text-properties fo:font-size="15pt" fo:font-weight="bold" officeooo:rsid="003880be" officeooo:paragraph-rsid="003880be" style:font-size-asian="15pt" style:font-weight-asian="bold" style:font-size-complex="15pt" style:font-weight-complex="bold"/>
    </style:style>
    <style:style style:name="P33" style:family="paragraph" style:parent-style-name="Standard">
      <style:paragraph-properties fo:text-align="justify" style:justify-single-word="false"/>
      <style:text-properties officeooo:rsid="000f471f" officeooo:paragraph-rsid="000f471f"/>
    </style:style>
    <style:style style:name="T1" style:family="text">
      <style:text-properties officeooo:rsid="000a19e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e86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officeooo:rsid="0030ee21" style:font-style-asian="italic" style:font-style-complex="italic"/>
    </style:style>
    <style:style style:name="T6" style:family="text">
      <style:text-properties officeooo:rsid="001272d3"/>
    </style:style>
    <style:style style:name="T7" style:family="text">
      <style:text-properties officeooo:rsid="0014ca70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4ca70"/>
    </style:style>
    <style:style style:name="T10" style:family="text">
      <style:text-properties officeooo:rsid="00181374"/>
    </style:style>
    <style:style style:name="T11" style:family="text">
      <style:text-properties officeooo:rsid="00197b1f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181374" style:font-size-asian="10pt" style:font-size-complex="10pt"/>
    </style:style>
    <style:style style:name="T14" style:family="text">
      <style:text-properties fo:font-size="10pt" officeooo:rsid="001e8bb2" style:font-size-asian="10pt" style:font-size-complex="10pt"/>
    </style:style>
    <style:style style:name="T15" style:family="text">
      <style:text-properties fo:font-size="10pt" officeooo:rsid="00275833" style:font-size-asian="10pt" style:font-size-complex="10pt"/>
    </style:style>
    <style:style style:name="T16" style:family="text">
      <style:text-properties fo:font-size="10pt" officeooo:rsid="002c3e22" style:font-size-asian="10pt" style:font-size-complex="10pt"/>
    </style:style>
    <style:style style:name="T17" style:family="text">
      <style:text-properties fo:font-size="10pt" officeooo:rsid="00396269" style:font-size-asian="10pt" style:font-size-complex="10pt"/>
    </style:style>
    <style:style style:name="T18" style:family="text">
      <style:text-properties fo:font-size="10pt" officeooo:rsid="003a9939" style:font-size-asian="10pt" style:font-size-complex="10pt"/>
    </style:style>
    <style:style style:name="T19" style:family="text">
      <style:text-properties fo:font-size="10pt" officeooo:rsid="003abbf4" style:font-size-asian="10pt" style:font-size-complex="10pt"/>
    </style:style>
    <style:style style:name="T20" style:family="text">
      <style:text-properties fo:font-size="10pt" officeooo:rsid="003c27cd" style:font-size-asian="10pt" style:font-size-complex="10pt"/>
    </style:style>
    <style:style style:name="T21" style:family="text">
      <style:text-properties fo:font-size="10pt" fo:font-weight="bold" officeooo:rsid="003a9939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3abbf4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3c27cd" style:font-size-asian="10pt" style:font-weight-asian="bold" style:font-size-complex="10pt" style:font-weight-complex="bold"/>
    </style:style>
    <style:style style:name="T24" style:family="text">
      <style:text-properties officeooo:rsid="0030ee21"/>
    </style:style>
    <style:style style:name="T25" style:family="text">
      <style:text-properties officeooo:rsid="0034daea"/>
    </style:style>
    <style:style style:name="T26" style:family="text">
      <style:text-properties officeooo:rsid="003abbf4"/>
    </style:style>
    <style:style style:name="T27" style:family="text">
      <style:text-properties officeooo:rsid="003c7c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Ruoli</text:p>
      <text:p text:style-name="P1"/>
      <text:p text:style-name="P1">Si hanno vari ruoli:</text:p>
      <text:list xml:id="list1480410744" text:style-name="L1">
        <text:list-item>
          <text:p text:style-name="P18">giocatore (hosta e partecipa alle partite)</text:p>
        </text:list-item>
        <text:list-item>
          <text:p text:style-name="P18">amministratore</text:p>
        </text:list-item>
      </text:list>
      <text:p text:style-name="P1"/>
      <text:p text:style-name="P1"><text:span text:style-name="T1">È necessario</text:span> un modulo <text:span text:style-name="T2">serverIP</text:span>, per interfacciarsi al database dove sono contenute te parole ammesse.</text:p>
      <text:p text:style-name="P1"/>
      <text:p text:style-name="P7">È necessario un modulo <text:span text:style-name="T2">playerIP</text:span>, che fornisce i servizi per i giocatori.</text:p>
      <text:p text:style-name="P7"/>
      <text:p text:style-name="P8">Il serverIP si collega al DB mediante delle credenziali (l’utente deve essere registrato); una volta conneso attende che i giocatori si connettano alla partita (da 2 a 6 giocatori).</text:p>
      <text:p text:style-name="P8"/>
      <text:p text:style-name="P33">Il player, per vedere a quali partite può partecipare, richiede un elenco di partite attualmente disponibili (al DB); una volta scelta la partita potrà parteciparvi.</text:p>
      <text:p text:style-name="P33"/>
      <text:p text:style-name="P27"><text:span text:style-name="T17">Sicuramente una partita avrà un proprio identificatore </text:span><text:span text:style-name="T18">(tipo </text:span><text:span text:style-name="T21">I</text:span><text:span text:style-name="T22">D_PARTITA</text:span><text:span text:style-name="T18"> o </text:span><text:span text:style-name="T23">ID_</text:span><text:span text:style-name="T21">UTENTE_CREATORE_DELLA_PARTITA+DATA_ATTUALE</text:span><text:span text:style-name="T18"> se volessimo evitare di usare i numeri autoincrementali che finirebbero per strabordare)</text:span><text:span text:style-name="T17">.</text:span></text:p>
      <text:p text:style-name="P2"/>
      <text:p text:style-name="P33">La partita parte quando si raggiunge il numero di giocatori specificato della partita.</text:p>
      <text:p text:style-name="P33"/>
      <text:p text:style-name="P23"><text:span text:style-name="T27">Probabilmente comparirà all’organizzatore un bottone/richiesta con segnato “Avvia Partita”, da accettare.</text:span></text:p>
      <text:p text:style-name="P2"/>
      <text:p text:style-name="P9">Un utente può abbandonare una partita <text:span text:style-name="T6">in qualunque momento; s</text:span>e la partita era già iniziata, viene annullata, se invece non <text:span text:style-name="T3">e</text:span>ra ancora iniziata si libera un posto per un nuovo giocatore.</text:p>
      <text:p text:style-name="P9"/>
      <text:p text:style-name="P10"><text:span text:style-name="T2">PlayerIP</text:span> → <text:span text:style-name="T4">(si interfaccia)</text:span> → <text:span text:style-name="T2">serverIP</text:span> → <text:span text:style-name="T4">(veririfica)</text:span> → <text:span text:style-name="T2">DB</text:span></text:p>
      <text:p text:style-name="P10"/>
      <text:p text:style-name="P16">È utile adottare viste per un ulteriore livello di astrazione del DB, così da rendere più facile la gestione del DB ed il sistema per interfacciarsi con esso.</text:p>
      <text:p text:style-name="P3"/>
      <text:p text:style-name="P3"/>
      <text:p text:style-name="P11">Una volta terminato il tempo (3 minuti) si esegue una classifica dei punti decretando il vincitore.</text:p>
      <text:p text:style-name="P4"/>
      <text:p text:style-name="P4"/>
      <text:p text:style-name="P4"/>
      <text:p text:style-name="P12">Parti Stronze</text:p>
      <text:p text:style-name="P11"/>
      <text:p text:style-name="P29">Server Mail Il Paroliere</text:p>
      <text:p text:style-name="P11"/>
      <text:p text:style-name="P5"><text:span text:style-name="T7">Quando un utente avvia il gioco, viene richiesto di autenticarsi, mediante </text:span><text:span text:style-name="T9">username</text:span><text:span text:style-name="T7"> e </text:span><text:span text:style-name="T9">password</text:span><text:span text:style-name="T7">.</text:span></text:p>
      <text:p text:style-name="P13">In assenza di credenziali è necessario aviae un processo di registrazione via e-mail:</text:p>
      <text:p text:style-name="P15">(tempo limite di <text:span text:style-name="T8">10</text:span> minuti)</text:p>
      <text:list xml:id="list3507737228" text:style-name="L2">
        <text:list-item>
          <text:p text:style-name="P20">Si inseriscono le credenziali;</text:p>
        </text:list-item>
        <text:list-item>
          <text:p text:style-name="P20">Vengono acquisite (e non attivate fino all’approvazione);</text:p>
        </text:list-item>
        <text:list-item>
          <text:p text:style-name="P20">viene inviata una mail di conferma (da un ServerMail<text:span text:style-name="T11">IP: Server_Mail_Il_Paroliere</text:span>);</text:p>
        </text:list-item>
        <text:list-item>
          <text:p text:style-name="P20">ricevuta la main va approvata (fingiamo ci sia un bottone: “attiva account”);</text:p>
        </text:list-item>
        <text:list-item>
          <text:p text:style-name="P21"><text:soft-page-break/>l’<text:span text:style-name="T10">a</text:span>ccount viene attivato.</text:p>
        </text:list-item>
      </text:list>
      <text:p text:style-name="P14"/>
      <text:p text:style-name="P6"><text:span text:style-name="T13">Sicuramente ci dovrà essere una sezione di DB ove saranno presenti i dati degli utenti registrati e le eventuali r</text:span><text:span text:style-name="T14">egistrazioni in atesa di approvazione</text:span><text:span text:style-name="T13">.</text:span></text:p>
      <text:p text:style-name="P22"/>
      <text:p text:style-name="P17"><text:span text:style-name="T12">Sicuramente il ServerMailIP non verrà mandato in esecuzione una sola volta poi poi finire nel dimenticatoio; una gestione c</text:span><text:span text:style-name="T15">o</text:span><text:span text:style-name="T12">n Thread e Loop infiniti potrebbe tornare utile.</text:span></text:p>
      <text:p text:style-name="P24"><text:span text:style-name="T16"/></text:p>
      <text:p text:style-name="P24"><text:span text:style-name="T16">Sarebbe figo mettere davvero un bottone che comunica col DB ed approva la richiesta. Poichè il testo di una mail è in HTML non dovrebbe essere complicato.</text:span></text:p>
      <text:p text:style-name="P24"/>
      <text:p text:style-name="P24"/>
      <text:p text:style-name="P30">Partita in Corso</text:p>
      <text:p text:style-name="P31"/>
      <text:p text:style-name="P31">Essendoci un tempo limite è necessario interrompere la partita quando il tempo scade e aprovare tutte le parole inserite prima del tempo limite.</text:p>
      <text:p text:style-name="P25"><text:span text:style-name="T24">Una volta finite e stipulata la classifica si potrà chiudere la partita; nel caso in cui un utente abbandoni dopo lo scadere del tempo e prima della classifica si invierà ai partecipanti della partita la classifica (ignorando lo </text:span><text:span text:style-name="T5">stronzo</text:span><text:span text:style-name="T24"> che se ne è andato).</text:span></text:p>
      <text:p text:style-name="P31"/>
      <text:p text:style-name="P26"><text:span text:style-name="T25">Affinchè sia veloce e facile da fare, l’invio dei risultati potrebbe tranquillamente evvenire mediante Thread: se uno si blocca o non riesce ad inviare è perché la rete o è intasata o l’utente ha quittato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7T11:53:30.443737178</meta:creation-date>
    <dc:date>2020-04-28T12:03:26.113113276</dc:date>
    <meta:editing-duration>PT1H1M47S</meta:editing-duration>
    <meta:editing-cycles>42</meta:editing-cycles>
    <meta:generator>LibreOffice/6.3.5.2$Linux_X86_64 LibreOffice_project/30$Build-2</meta:generator>
    <meta:document-statistic meta:table-count="0" meta:image-count="0" meta:object-count="0" meta:page-count="2" meta:paragraph-count="32" meta:word-count="488" meta:character-count="3123" meta:non-whitespace-character-count="2674"/>
  </office:meta>
</office:document-meta>
</file>